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text-properties officeooo:rsid="001f30b7"/>
    </style:style>
    <style:style style:name="P2" style:family="paragraph" style:parent-style-name="Text_20_body">
      <style:text-properties officeooo:paragraph-rsid="001f30b7"/>
    </style:style>
    <style:style style:name="T1" style:family="text">
      <style:text-properties officeooo:rsid="001f30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Lorem ipsum dolor sit amet, consectetur adipiscing elit, sed do eiusmod tempor incididunt ut labore et dolore magna aliqua. Luctus accumsan tortor posuere ac ut. Ac tortor vitae purus faucibus ornare suspendisse sed. Viverra vitae congue eu consequat ac felis donec et. Suspendisse potenti nullam ac tortor vitae. Id consectetur purus ut faucibus pulvinar elementum integer. Metus vulputate eu scelerisque felis imperdiet proin. Senectus et netus et malesuada fames ac turpis egestas. Viverra adipiscing at in tellus. Et malesuada fames ac turpis egestas maecenas pharetra convallis posuere.</text:span>Elementum tempus egestas sed sed risus. Vel risus commodo viverra maecenas. Eget lorem dolor sed viverra ipsum nunc. Velit ut tortor pretium viverra suspendisse potenti nullam. Risus viverra adipiscing at in tellus. Malesuada proin libero nunc consequat interdum varius. In pellentesque massa placerat duis. Amet risus nullam eget felis eget nunc. Accumsan lacus vel facilisis volutpat est velit egestas dui. Aliquam etiam erat velit scelerisque in dictum non consectetur. Congue quisque egestas diam in arcu cursus euismod. Erat velit scelerisque in dictum non consectetur a. Nunc non blandit massa enim nec dui nunc mattis enim. Duis tristique sollicitudin nibh sit amet commodo nulla. Dui accumsan sit amet nulla. Ut sem viverra aliquet eget sit amet tellus cras. Urna duis convallis convallis tellus id.Quam elementum pulvinar etiam non quam lacus suspendisse faucibus. Sed nisi lacus sed viverra tellus in hac habitasse. Orci dapibus ultrices in iaculis nunc sed augue lacus. Aliquam purus sit amet luctus venenatis. Scelerisque in dictum non consectetur a erat nam at. Pellentesque elit eget gravida cum sociis natoque penatibus. Quam viverra orci sagittis eu. Rutrum quisque non tellus orci ac auctor. Viverra nibh cras pulvinar mattis nunc sed blandit libero volutpat. Id volutpat lacus laoreet non curabitur gravida. Quis hendrerit dolor magna eget est lorem ipsum dolor. Eleifend quam adipiscing vitae proin sagittis nisl. Tristique risus nec feugiat in fermentum posuere urna nec. Tortor dignissim convallis aenean et tortor at risus. Nibh venenatis cras sed felis eget velit aliquet sagittis. Justo nec ultrices dui sapien. A cras semper auctor neque. Venenatis a condimentum vitae sapien pellentesque habitant.Viverra vitae congue eu consequat ac felis donec et odio. Cursus turpis massa tincidunt dui ut ornare lectus sit. Vitae elementum curabitur vitae nunc sed velit. Sed cras ornare arcu dui. Amet consectetur adipiscing elit pellentesque habitant morbi. Elementum nibh tellus molestie nunc non blandit massa enim. Hac habitasse platea dictumst quisque sagittis purus sit amet. Massa sed elementum tempus egestas sed sed. Volutpat diam ut venenatis tellus in metus vulputate. Ipsum consequat nisl vel pretium lectus quam id leo. Id semper risus in hendrerit. Aliquam ut porttitor leo a diam sollicitudin tempor id. Orci eu lobortis elementum nibh tellus molestie nunc. Tellus mauris a diam maecenas.Eleifend mi in nulla posuere sollicitudin aliquam ultrices. Vitae purus faucibus ornare suspendisse sed nisi lacus sed. Ac feugiat sed lectus vestibulum mattis ullamcorper velit sed. Erat nam at lectus urna. Morbi quis commodo odio aenean. Tristique senectus et netus et malesuada fames ac turpis egestas. Tempor id eu nisl nunc mi. Eget nunc lobortis mattis aliquam faucibus purus in massa tempor. Iaculis nunc sed augue lacus viverra vitae congue eu consequat. Nisl rhoncus mattis rhoncus urna neque viverra justo. Diam volutpat commodo sed egestas egestas fringilla. Orci nulla pellentesque dignissim enim sit amet venenatis urna cursus. Ac orci phasellus egestas tellus rutrum.<text:span text:style-name="T1">Lorem ipsum dolor sit amet, consectetur adipiscing elit, sed do eiusmod tempor incididunt ut labore et dolore magna aliqua. Luctus accumsan tortor posuere ac ut. Ac tortor vitae purus faucibus ornare suspendisse sed. Viverra vitae congue eu consequat ac felis donec et. Suspendisse potenti nullam ac tortor vitae. Id consectetur purus ut faucibus pulvinar elementum integer. Metus vulputate eu scelerisque felis </text:span><text:soft-page-break/><text:span text:style-name="T1">imperdiet proin. Senectus et netus et malesuada fames ac turpis egestas. Viverra adipiscing at in tellus. Et malesuada fames ac turpis egestas maecenas pharetra convallis posuere.</text:span>Elementum tempus egestas sed sed risus. Vel risus commodo viverra maecenas. Eget lorem dolor sed viverra ipsum nunc. Velit ut tortor pretium viverra suspendisse potenti nullam. Risus viverra adipiscing at in tellus. Malesuada proin libero nunc consequat interdum varius. In pellentesque massa placerat duis. Amet risus nullam eget felis eget nunc. Accumsan lacus vel facilisis volutpat est velit egestas dui. Aliquam etiam erat velit scelerisque in dictum non consectetur. Congue quisque egestas diam in arcu cursus euismod. Erat velit scelerisque in dictum non consectetur a. Nunc non blandit massa enim nec dui nunc mattis enim. Duis tristique sollicitudin nibh sit amet commodo nulla. Dui accumsan sit amet nulla. Ut sem viverra aliquet eget sit amet tellus cras. Urna duis convallis convallis tellus id.Quam elementum pulvinar etiam non quam lacus suspendisse faucibus. Sed nisi lacus sed viverra tellus in hac habitasse. Orci dapibus ultrices in iaculis nunc sed augue lacus. Aliquam purus sit amet luctus venenatis. Scelerisque in dictum non consectetur a erat nam at. Pellentesque elit eget gravida cum sociis natoque penatibus. Quam viverra orci sagittis eu. Rutrum quisque non tellus orci ac auctor. Viverra nibh cras pulvinar mattis nunc sed blandit libero volutpat. Id volutpat lacus laoreet non curabitur gravida. Quis hendrerit dolor magna eget est lorem ipsum dolor. Eleifend quam adipiscing vitae proin sagittis nisl. Tristique risus nec feugiat in fermentum posuere urna nec. Tortor dignissim convallis aenean et tortor at risus. Nibh venenatis cras sed felis eget velit aliquet sagittis. Justo nec ultrices dui sapien. A cras semper auctor neque. Venenatis a condimentum vitae sapien pellentesque habitant.Viverra vitae congue eu consequat ac felis donec et odio. Cursus turpis massa tincidunt dui ut ornare lectus sit. Vitae elementum curabitur vitae nunc sed velit. Sed cras ornare arcu dui. Amet consectetur adipiscing elit pellentesque habitant morbi. Elementum nibh tellus molestie nunc non blandit massa enim. Hac habitasse platea dictumst quisque sagittis purus sit amet. Massa sed elementum tempus egestas sed sed. Volutpat diam ut venenatis tellus in metus vulputate. Ipsum consequat nisl vel pretium lectus quam id leo. Id semper risus in hendrerit. Aliquam ut porttitor leo a diam sollicitudin tempor id. Orci eu lobortis elementum nibh tellus molestie nunc. Tellus mauris a diam maecenas.Eleifend mi in nulla posuere sollicitudin aliquam ultrices. Vitae purus faucibus ornare suspendisse sed nisi lacus sed. Ac feugiat sed lectus vestibulum mattis ullamcorper velit sed. Erat nam at lectus urna. Morbi quis commodo odio aenean. Tristique senectus et netus et malesuada fames ac turpis egestas. Tempor id eu nisl nunc mi. Eget nunc lobortis mattis aliquam faucibus purus in massa tempor. Iaculis nunc sed augue lacus viverra vitae congue eu consequat. Nisl rhoncus mattis rhoncus urna neque viverra justo. Diam volutpat commodo sed egestas egestas fringilla. Orci nulla pellentesque dignissim enim sit amet venenatis urna cursus. Ac orci phasellus egestas tellus rutrum.<text:span text:style-name="T1">Lorem ipsum dolor sit amet, consectetur adipiscing elit, sed do eiusmod tempor incididunt ut labore et dolore magna aliqua. Luctus accumsan tortor posuere ac ut. Ac tortor vitae purus faucibus ornare suspendisse sed. Viverra vitae congue eu consequat ac felis donec et. Suspendisse potenti nullam ac tortor vitae. Id consectetur purus ut faucibus pulvinar elementum integer. Metus vulputate eu scelerisque felis imperdiet proin. Senectus et netus et malesuada fames ac turpis egestas. Viverra adipiscing at in tellus. Et malesuada fames ac turpis egestas maecenas pharetra convallis posuere.</text:span>Elementum tempus egestas sed sed risus. Vel risus commodo viverra maecenas. Eget lorem dolor sed viverra ipsum nunc. Velit ut tortor pretium viverra suspendisse potenti nullam. Risus viverra adipiscing at in tellus. Malesuada proin libero nunc consequat interdum varius. In pellentesque <text:soft-page-break/>massa placerat duis. Amet risus nullam eget felis eget nunc. Accumsan lacus vel facilisis volutpat est velit egestas dui. Aliquam etiam erat velit scelerisque in dictum non consectetur. Congue quisque egestas diam in arcu cursus euismod. Erat velit scelerisque in dictum non consectetur a. Nunc non blandit massa enim nec dui nunc mattis enim. Duis tristique sollicitudin nibh sit amet commodo nulla. Dui accumsan sit amet nulla. Ut sem viverra aliquet eget sit amet tellus cras. Urna duis convallis convallis tellus id.Quam elementum pulvinar etiam non quam lacus suspendisse faucibus. Sed nisi lacus sed viverra tellus in hac habitasse. Orci dapibus ultrices in iaculis nunc sed augue lacus. Aliquam purus sit amet luctus venenatis. Scelerisque in dictum non consectetur a erat nam at. Pellentesque elit eget gravida cum sociis natoque penatibus. Quam viverra orci sagittis eu. Rutrum quisque non tellus orci ac auctor. Viverra nibh cras pulvinar mattis nunc sed blandit libero volutpat. Id volutpat lacus laoreet non curabitur gravida. Quis hendrerit dolor magna eget est lorem ipsum dolor. Eleifend quam adipiscing vitae proin sagittis nisl. Tristique risus nec feugiat in fermentum posuere urna nec. Tortor dignissim convallis aenean et tortor at risus. Nibh venenatis cras sed felis eget velit aliquet sagittis. Justo nec ultrices dui sapien. A cras semper auctor neque. Venenatis a condimentum vitae sapien pellentesque habitant.Viverra vitae congue eu consequat ac felis donec et odio. Cursus turpis massa tincidunt dui ut ornare ectus sit. Vitae elementum curabitur vitae nunc sed velit. Sed cras ornare arcu dui. Amet consectetur adipiscing elit pellentesque habitant morbi. Elementum nibh tellus molestie nunc non blandit massa enim. Hac habitasse platea dictumst quisque sagittis purus sit amet. Massa sed elementum tempus egestas sed sed. Volutpat diam ut venenatis tellus in metus vulputate. Ipsum consequat nisl vel pretium lectus quam id leo. Id semper risus in hendrerit. Aliquam ut porttitor leo a diam sollicitudin tempor id. Orci eu lobortis elementum nibh tellus molestie nunc. Tellus mauris a diam maecenas.Eleifend mi in nulla posuere sollicitudin aliquam ultrices. Vitae purus faucibus ornare suspendisse sed nisi lacus sed. Ac feugiat sed lectus vestibulum mattis ullamcorper velit sed. Erat nam at lectus urna. Morbi quis commodo odio aenean. Tristique senectus et netus et malesuada fames ac turpis egestas. Tempor id eu nisl nunc mi. Eget nunc lobortis mattis aliquam faucibus purus in massa tempor. Iaculis nunc sed augue lacus viverra vitae congue eu consequat. Nisl rhoncus mattis rhoncus urna neque viverra justo. Diam volutpat commodo sed egestas egestas fringilla. Orci nulla pellentesque dignissim enim sit amet venenatis urna cursus. Ac orci phasellus egestas tellus rutrum.<text:span text:style-name="T1">Lorem ipsum dolor sit amet, consectetur adipiscing elit, sed do eiusmod tempor incididunt ut labore et dolore magna aliqua. Luctus accumsan tortor posuere ac ut. Ac tortor vitae purus faucibus ornare suspendisse sed. Viverra vitae congue eu consequat ac felis donec et. Suspendisse potenti nullam ac tortor vitae. Id consectetur purus ut faucibus pulvinar elementum integer. Metus vulputate eu scelerisque felis imperdiet proin. Senectus et netus et malesuada fames ac turpis egestas. Viverra adipiscing at in tellus. Et malesuada fames ac turpis egestas maecenas pharetra convallis posuere.</text:span>Elementum tempus egestas sed sed risus. Vel risus commodo viverra maecenas. Eget lorem dolor sedviverra ipsum nunc. Velit ut tortor pretium viverra suspendisse potenti nullam. Risus viverra adipiscing at in tellus. Malesuada proin libero nunc consequat interdum varius. In pellentesque massa placerat duis. Amet risus nullam eget felis eget nunc. Accumsan lacus vel facilisis volutpat est velit egestas dui. Aliquam etiam erat velit scelerisque in dictum non consectetur. Congue quisque egestas diam in arcu cursus euismod. Erat velit scelerisque in dictum non consectetur a. Nunc non blandit massa enim nec dui nunc mattis enim. Duis tristique sollicitudin nibh sit amet commodo nulla. Dui accumsan sit amet nulla. Ut sem viverra aliquet <text:soft-page-break/>eget sit amet tellus cras. Urna duis convallis convallis tellus id.Quam elementum pulvinar etiam non quam lacus suspendisse faucibus. Sed nisi lacus sed viverra tellus in hac habitasse. Orci dapibus ultrices in iaculis nunc sed augue lacus. Aliquam purus sit amet luctus venenatis. Scelerisque in dictum non consectetur a erat nam at. Pellentesque elit eget gravida cum sociis natoque penatibus. Quam viverra orci sagittis eu. Rutrum quisque non tellus orci ac auctor. Viverra nibh cras pulvinar mattis nunc sed blandit libero volutpat. Id volutpat lacus laoreet non curabitur gravida. Quis hendrerit dolor magna eget est lorem ipsum dolor. Eleifend quam adipiscing vitae proin sagittis nisl. Tristique risus nec feugiat in fermentum posuere urna nec. Tortor dignissim convallis aenean et tortor at risus. Nibh venenatis cras sed felis eget velit aliquet sagittis. Justo nec ultrices dui sapien. A cras semper auctor neque. Venenatis a condimentum vitae sapien pellentesque habitant.Viverra vitae congue eu consequat ac felis donec et odio. Cursus turpis massa tincidunt dui ut ornare lectus sit. Vitae elementum curabitur vitae nunc sed velit. Sed cras ornare arcu dui. Amet consectetur adipiscing elit pellentesque habitant morbi. Elementum nibh tellus molestie nunc non blandit massa enim. Hac habitasse platea dictumst quisque sagittis purus sit amet. Massa sed elementum tempus egestas sed sed. Volutpat diam ut venenatis tellus in metus vulputate. Ipsum consequat nisl vel pretium lectus quam id leo. Id semper risus in hendrerit. Aliquam ut porttitor leo a diam sollicitudin tempor id. Orci eu lobortis elementum nibh tellus molestie nunc. Tellus mauris a diam maecenas.Eleifend mi in nulla posuere sollicitudin aliquam ultrices. Vitae purus faucibus ornare suspendisse sed nisi lacus sed. Ac feugiat sed lectus vestibulum mattis ullamcorper velit sed. Erat nam at lectus urna. Morbi quis commodo odio aenean. Tristique senectus et netus et malesuada fames ac turpis egestas. Tempor id eu nisl nunc mi. Eget nunc lobortis mattis aliquam faucibus purus in massa tempor. Iaculis nunc sed augue lacus viverra vitae congue eu consequat. Nisl rhoncus mattis rhoncus urna neque viverra justo. Diam volutpat commodo sed egestas egestas fringilla. Orci nulla pellentesque dignissim enim sit amet venenatis urna cursus. Ac orci phasellus egestas tellus rutrum.<text:span text:style-name="T1">Lorem ipsum dolor sit amet, consectetur adipiscing elit, sed do eiusmod tempor incididunt ut labore et dolore magna aliqua. Luctus accumsan tortor posuere ac ut. Ac tortor vitae purus faucibus ornare suspendisse sed. Viverra vitae congue eu consequat ac felis donec et. Suspendisse potenti nullam ac tortor vitae. Id consectetur purus ut faucibus pulvinar elementum integer. Metus vulputate eu scelerisque felis imperdiet proin. Senectus et netus et malesuada fames ac turpis egestas. Viverra adipiscing at in tellus. Et malesuada fames ac turpis egestas maecenas pharetra convallis posuere.</text:span>Elementum tempus egestas sed sed risus. Vel risus commodo viverra maecenas. Eget lorem dolor sed viverra ipsum nunc. Velit ut tortor pretium viverra suspendisse potenti nullam. Risus viverra adipiscing at in tellus. Malesuada proin libero nunc consequat interdum varius. In pellentesque massa placerat duis. Amet risus nullam eget felis eget nunc. Accumsan lacus vel facilisis volutpat est velit egestas dui. Aliquam etiam erat velit scelerisque in dictum non consectetur. Congue quisque egestas diam in arcu cursus euismod. Erat velit scelerisque in dictum non consectetur a. Nunc non blandit massa enim nec dui nunc mattis enim. Duis tristique sollicitudin nibh sit amet commodo nulla. Dui accumsan sit amet nulla. Ut sem viverra aliquet eget sit amet tellus cras. Urna duis convallis convallis tellus id.</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klos </meta:initial-creator>
    <meta:creation-date>2015-10-21T11:21:15.937019718</meta:creation-date>
    <dc:date>2021-09-20T16:26:07.180945010</dc:date>
    <meta:editing-duration>PT7M24S</meta:editing-duration>
    <meta:editing-cycles>3</meta:editing-cycles>
    <meta:generator>Collabora_OfficeDev/6.4.10.47$Linux_X86_64 LibreOffice_project/61e05e674b61f449df8e0dbc31a3aedf8a3a3cf8</meta:generator>
    <meta:document-statistic meta:table-count="0" meta:image-count="0" meta:object-count="0" meta:page-count="4" meta:paragraph-count="1" meta:word-count="2420" meta:character-count="16152" meta:non-whitespace-character-count="13733"/>
  </office:meta>
</office:document-meta>
</file>